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2.115cm"/>
    </style:style>
    <style:style style:name="co6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337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469cm"/>
    </style:style>
    <style:style style:name="co13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ff972f"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6366"/>
        <table:table-row table:style-name="ro1" table:number-rows-repeated="17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oles</text:p>
          </table:table-cell>
          <table:covered-table-cell table:style-name="ce3"/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bliotecario</text:p>
          </table:table-cell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ctor</text:p>
          </table:table-cell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nvitado</text:p>
          </table:table-cell>
          <table:table-cell table:style-name="ce7"/>
          <table:table-cell table:number-columns-repeated="14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style-name="ce4"/>
          <table:covered-table-cell table:number-columns-repeated="2" table:style-name="ce3"/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assword</text:p>
          </table:table-cell>
          <table:table-cell table:number-columns-repeated="13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más</text:p>
          </table:table-cell>
          <table:table-cell table:style-name="ce3" office:value-type="string" calcext:value-type="string">
            <text:p>tomas@dominio.com</text:p>
          </table:table-cell>
          <table:table-cell table:style-name="ce3" office:value-type="string" calcext:value-type="string">
            <text:p>abc123.</text:p>
          </table:table-cell>
          <table:table-cell table:number-columns-repeated="13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Reviews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6" table:number-rows-spanned="1">
            <text:p>Bookshelves</text:p>
          </table:table-cell>
          <table:covered-table-cell table:number-columns-repeated="3" table:style-name="ce3"/>
          <table:covered-table-cell table:number-columns-repeated="2"/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onten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6" office:value-type="string" calcext:value-type="string">
            <text:p>type</text:p>
          </table:table-cell>
          <table:table-cell table:style-name="ce3" office:value-type="string" calcext:value-type="string">
            <text:p>added_date</text:p>
          </table:table-cell>
          <table:table-cell table:style-name="ce3" office:value-type="string" calcext:value-type="string">
            <text:p>last_update_date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table:style-name="ce3" table:number-columns-repeated="5"/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8" office:value-type="date" office:date-value="1970-10-10" calcext:value-type="date">
            <text:p>10/10/7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  <table:table-cell table:number-columns-repeated="5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Books</text:p>
          </table:table-cell>
          <table:covered-table-cell table:number-columns-repeated="4" table:style-name="ce3"/>
          <table:covered-table-cell/>
          <table:table-cell/>
          <table:table-cell table:style-name="ce1" office:value-type="string" calcext:value-type="string" table:number-columns-spanned="2" table:number-rows-spanned="1">
            <text:p>Bookshelf_type</text:p>
          </table:table-cell>
          <table:covered-table-cell table:style-name="ce3"/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publication_date</text:p>
          </table:table-cell>
          <table:table-cell table:style-name="ce3" office:value-type="string" calcext:value-type="string">
            <text:p>average_rating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45678" calcext:value-type="float">
            <text:p>12345678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G.Orwell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ad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/>
          <table:table-cell table:style-name="ce3" table:number-columns-repeated="6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ading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number-columns-repeated="8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ditions</text:p>
          </table:table-cell>
          <table:covered-table-cell table:number-columns-repeated="6" table:style-name="ce3"/>
          <table:covered-table-cell table:number-columns-repeated="3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edition_date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cover_path</text:p>
          </table:table-cell>
          <table:table-cell table:style-name="ce3" office:value-type="string" calcext:value-type="string">
            <text:p>edition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anslator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stopía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3"/>
          <table:table-cell table:number-columns-repeated="7"/>
          <table:table-cell table:style-name="Default" table:number-columns-repeated="16366"/>
        </table:table-row>
        <table:table-row table:style-name="ro1">
          <table:table-cell/>
          <table:table-cell table:style-name="ce3" table:number-columns-repeated="10"/>
          <table:table-cell table:number-columns-repeated="7"/>
          <table:table-cell table:style-name="Default" table:number-columns-repeated="16366"/>
        </table:table-row>
        <table:table-row table:style-name="ro1" table:number-rows-repeated="1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7" table:number-columns-repeated="3"/>
          <table:table-cell table:number-columns-repeated="6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6:53:45.221946821</meta:creation-date>
    <dc:date>2025-09-17T21:18:26.168548675</dc:date>
    <meta:editing-duration>PT3H6M5S</meta:editing-duration>
    <meta:editing-cycles>5</meta:editing-cycles>
    <meta:generator>LibreOffice/25.2.6.2$Linux_X86_64 LibreOffice_project/520$Build-2</meta:generator>
    <meta:document-statistic meta:table-count="1" meta:cell-count="79" meta:object-count="0"/>
  </office:meta>
</office:document-meta>
</file>